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6" calcext:value-type="float">
            <text:p>786</text:p>
          </table:table-cell>
          <table:table-cell table:style-name="ce7" table:formula="of:=COUNTIF([.B7:.B999];&quot;X&quot;)" office:value-type="float" office:value="668" calcext:value-type="float">
            <text:p>66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90" calcext:value-type="float">
            <text:p>90</text:p>
          </table:table-cell>
          <table:table-cell table:style-name="ce25" table:formula="of:=SUM([.B2:.F2])" office:value-type="float" office:value="834" calcext:value-type="float">
            <text:p>8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6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6">00/00/0000</text:date>, <text:time style:data-style-name="N2" text:time-value="19:49:29.1050828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6T19:50:02.293189975</dc:date>
    <meta:editing-duration>PT22H14M31S</meta:editing-duration>
    <meta:editing-cycles>774</meta:editing-cycles>
    <meta:document-statistic meta:table-count="1" meta:cell-count="4727" meta:object-count="0"/>
  </office:meta>
</office:document-meta>
</file>